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GraphicsConfiguration.createCompatibleImage( int width , int height , int transpa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GraphicsConfiguration.getDefaultTransfo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GraphicsConfiguration.getNormalizingTransfo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GraphicsConfiguration.createCompatibleImage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Configuration.get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Configuration.getColorModel( int transpa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GraphicsConfiguration.get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Configuration.getDe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